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language="en" fo:country="US" fo:font-weight="bold" style:font-weight-asian="bold" style:font-weight-complex="bold"/>
    </style:style>
    <style:style style:name="T1" style:family="text">
      <style:text-properties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,"+++A&amp;#149;x + B&amp;#149;y + C&amp;#149;z + D = 0"</text:p>
      <text:p text:style-name="P1"/>
      <text:p text:style-name="P1"><text:span text:style-name="T1">,"+++</text:span>A = Y&lt;sub&gt;[xod2]&lt;/sub&gt;&amp;#149;Z&lt;sub&gt;[xod3]&lt;/sub&gt; - Y&lt;sub&gt;[xod1]&lt;/sub&gt;&amp;#149;Z&lt;sub&gt;[xod3]&lt;/sub&gt; - Y&lt;sub&gt;[xod2]&lt;/sub&gt;&amp;#149;Z&lt;sub&gt;[xod1]&lt;/sub&gt; + Y&lt;sub&gt;[xod1]&lt;/sub&gt;&amp;#149;Z&lt;sub&gt;[xod1]&lt;/sub&gt; + Y&lt;sub&gt;[xod3]&lt;/sub&gt;&amp;#149;Z&lt;sub&gt;[xod1]&lt;/sub&gt; - Y&lt;sub&gt;[xod1]&lt;/sub&gt;&amp;#149;Z&lt;sub&gt;[xod1]&lt;/sub&gt; - Y&lt;sub&gt;[xod3]&lt;/sub&gt;&amp;#149;Z&lt;sub&gt;[xod2]&lt;/sub&gt; + Y&lt;sub&gt;[xod1]&lt;/sub&gt;&amp;#149;Z&lt;sub&gt;[xod2]&lt;/sub&gt;"</text:p>
      <text:p text:style-name="P1"/>
      <text:p text:style-name="P1"><text:span text:style-name="T1">,"+++</text:span>B = Z&lt;sub&gt;[xod2]&lt;/sub&gt;&amp;#149;X&lt;sub&gt;[xod3]&lt;/sub&gt; - Z&lt;sub&gt;[xod1]&lt;/sub&gt;&amp;#149;X&lt;sub&gt;[xod3]&lt;/sub&gt; - Z&lt;sub&gt;[xod2]&lt;/sub&gt;&amp;#149;X&lt;sub&gt;[xod1]&lt;/sub&gt; + Z&lt;sub&gt;[xod1]&lt;/sub&gt;&amp;#149;X&lt;sub&gt;[xod1]&lt;/sub&gt; + X&lt;sub&gt;[xod2]&lt;/sub&gt;&amp;#149;Z&lt;sub&gt;[xod1]&lt;/sub&gt; - X&lt;sub&gt;[xod1]&lt;/sub&gt;&amp;#149;Z&lt;sub&gt;[xod1]&lt;/sub&gt; - X&lt;sub&gt;[xod2]&lt;/sub&gt;&amp;#149;Z&lt;sub&gt;[xod3]&lt;/sub&gt; + X&lt;sub&gt;[xod1]&lt;/sub&gt;&amp;#149;Z&lt;sub&gt;[xod3]&lt;/sub&gt;"</text:p>
      <text:p text:style-name="P1"/>
      <text:p text:style-name="P1"><text:span text:style-name="T1">,"+++</text:span>C = Y&lt;sub&gt;[xod3]&lt;/sub&gt;&amp;#149;X&lt;sub&gt;[xod2]&lt;/sub&gt; - Y&lt;sub&gt;[xod1]&lt;/sub&gt;&amp;#149;X&lt;sub&gt;[xod2]&lt;/sub&gt; - Y&lt;sub&gt;[xod3]&lt;/sub&gt;&amp;#149;X&lt;sub&gt;[xod1]&lt;/sub&gt; + Y&lt;sub&gt;[xod1]&lt;/sub&gt;&amp;#149;X&lt;sub&gt;[xod1]&lt;/sub&gt; + Y&lt;sub&gt;[xod2]&lt;/sub&gt;&amp;#149;X&lt;sub&gt;[xod1]&lt;/sub&gt; - Y&lt;sub&gt;[xod1]&lt;/sub&gt;&amp;#149;X&lt;sub&gt;[xod1]&lt;/sub&gt; - Y&lt;sub&gt;[xod2]&lt;/sub&gt;&amp;#149;X&lt;sub&gt;[xod3]&lt;/sub&gt; + Y&lt;sub&gt;[xod1]&lt;/sub&gt;&amp;#149;X&lt;sub&gt;[xod3]&lt;/sub&gt;"</text:p>
      <text:p text:style-name="P1"/>
      <text:p text:style-name="P1"><text:span text:style-name="T1">,"+++</text:span>D = X&lt;sub&gt;[xod1]&lt;/sub&gt;&amp;#149;Y&lt;sub&gt;[xod1]&lt;/sub&gt;&amp;#149;Z&lt;sub&gt;[xod3]&lt;/sub&gt; - X&lt;sub&gt;[xod1]&lt;/sub&gt;&amp;#149;Y&lt;sub&gt;[xod2]&lt;/sub&gt;&amp;#149;Z&lt;sub&gt;[xod3]&lt;/sub&gt; + X&lt;sub&gt;[xod1]&lt;/sub&gt;&amp;#149;Y&lt;sub&gt;[xod2]&lt;/sub&gt;&amp;#149;Z&lt;sub&gt;[xod1]&lt;/sub&gt; -"</text:p>
      <text:p text:style-name="P1"/>
      <text:p text:style-name="P1"><text:span text:style-name="T1">,"+++</text:span>X&lt;sub&gt;[xod1]&lt;/sub&gt;&amp;#149;Y&lt;sub&gt;[xod1]&lt;/sub&gt;&amp;#149;Z&lt;sub&gt;[xod1]&lt;/sub&gt; - Y&lt;sub&gt;[xod1]&lt;/sub&gt;&amp;#149;Z&lt;sub&gt;[xod2]&lt;/sub&gt;&amp;#149;X&lt;sub&gt;[xod3]&lt;/sub&gt; + Y&lt;sub&gt;[xod1]&lt;/sub&gt;&amp;#149;Z&lt;sub&gt;[xod1]&lt;/sub&gt;&amp;#149;X&lt;sub&gt;[xod3]&lt;/sub&gt; +"</text:p>
      <text:p text:style-name="P1"/>
      <text:p text:style-name="P1"><text:span text:style-name="T1">,"+++</text:span>Y&lt;sub&gt;[xod1]&lt;/sub&gt;&amp;#149;Z&lt;sub&gt;[xod2]&lt;/sub&gt;&amp;#149;X&lt;sub&gt;[xod1]&lt;/sub&gt; - Y&lt;sub&gt;[xod1]&lt;/sub&gt;&amp;#149;Z&lt;sub&gt;[xod1]&lt;/sub&gt;&amp;#149;X&lt;sub&gt;[xod1]&lt;/sub&gt; - Z&lt;sub&gt;[xod1]&lt;/sub&gt;&amp;#149;Y&lt;sub&gt;[xod3]&lt;/sub&gt;&amp;#149;X&lt;sub&gt;[xod2]&lt;/sub&gt; +"</text:p>
      <text:p text:style-name="P1"/>
      <text:p text:style-name="P1"><text:span text:style-name="T1">,"+++</text:span>Z&lt;sub&gt;[xod1]&lt;/sub&gt;&amp;#149;Y&lt;sub&gt;[xod1]&lt;/sub&gt;&amp;#149;X&lt;sub&gt;[xod2]&lt;/sub&gt; + Z&lt;sub&gt;[xod1]&lt;/sub&gt;&amp;#149;Y&lt;sub&gt;[xod3]&lt;/sub&gt;&amp;#149;X&lt;sub&gt;[xod1]&lt;/sub&gt; - Z&lt;sub&gt;[xod1]&lt;/sub&gt;&amp;#149;Y&lt;sub&gt;[xod1]&lt;/sub&gt;&amp;#149;X&lt;sub&gt;[xod1]&lt;/sub&gt; -"</text:p>
      <text:p text:style-name="P1"/>
      <text:p text:style-name="P1"><text:span text:style-name="T1">,"+++</text:span>Z&lt;sub&gt;[xod1]&lt;/sub&gt;&amp;#149;Y&lt;sub&gt;[xod2]&lt;/sub&gt;&amp;#149;X&lt;sub&gt;[xod1]&lt;/sub&gt; + Z&lt;sub&gt;[xod1]&lt;/sub&gt;&amp;#149;Y&lt;sub&gt;[xod1]&lt;/sub&gt;&amp;#149;X&lt;sub&gt;[xod1]&lt;/sub&gt; + Z&lt;sub&gt;[xod1]&lt;/sub&gt;&amp;#149;Y&lt;sub&gt;[xod2]&lt;/sub&gt;&amp;#149;X&lt;sub&gt;[xod3]&lt;/sub&gt; -"</text:p>
      <text:p text:style-name="P1"/>
      <text:p text:style-name="P1"><text:span text:style-name="T1">,"+++</text:span>Z&lt;sub&gt;[xod1]&lt;/sub&gt;&amp;#149;Y&lt;sub&gt;[xod1]&lt;/sub&gt;&amp;#149;X&lt;sub&gt;[xod3]&lt;/sub&gt; - Y&lt;sub&gt;[xod1]&lt;/sub&gt;&amp;#149;X&lt;sub&gt;[xod2]&lt;/sub&gt;&amp;#149;Z&lt;sub&gt;[xod1]&lt;/sub&gt; + Y&lt;sub&gt;[xod1]&lt;/sub&gt;&amp;#149;X&lt;sub&gt;[xod1]&lt;/sub&gt;&amp;#149;Z&lt;sub&gt;[xod1]&lt;/sub&gt; +"</text:p>
      <text:p text:style-name="P1"/>
      <text:p text:style-name="P1"><text:span text:style-name="T1">,"+++</text:span>Y&lt;sub&gt;[xod1]&lt;/sub&gt;&amp;#149;X&lt;sub&gt;[xod2]&lt;/sub&gt;&amp;#149;Z&lt;sub&gt;[xod3]&lt;/sub&gt; - Y&lt;sub&gt;[xod1]&lt;/sub&gt;&amp;#149;X&lt;sub&gt;[xod1]&lt;/sub&gt;&amp;#149;Z&lt;sub&gt;[xod3]&lt;/sub&gt; - X&lt;sub&gt;[xod1]&lt;/sub&gt;&amp;#149;Y&lt;sub&gt;[xod3]&lt;/sub&gt;&amp;#149;Z&lt;sub&gt;[xod1]&lt;/sub&gt; +"</text:p>
      <text:p text:style-name="P1"/>
      <text:p text:style-name="P1"><text:span text:style-name="T1">,"+++</text:span>X&lt;sub&gt;[xod1]&lt;/sub&gt;&amp;#149;Y&lt;sub&gt;[xod1]&lt;/sub&gt;&amp;#149;Z&lt;sub&gt;[xod1]&lt;/sub&gt; + X&lt;sub&gt;[xod1]&lt;/sub&gt;&amp;#149;Y&lt;sub&gt;[xod3]&lt;/sub&gt;&amp;#149;Z&lt;sub&gt;[xod2]&lt;/sub&gt; - X&lt;sub&gt;[xod1]&lt;/sub&gt;&amp;#149;Y&lt;sub&gt;[xod1]&lt;/sub&gt;&amp;#149;Z&lt;sub&gt;[xod2]&lt;/sub&gt;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09-11-29T21:57:59.92</dc:date>
    <dc:creator>1 2</dc:creator>
    <meta:generator>OpenOffice.org/3.1$Win32 OpenOffice.org_project/310m11$Build-9399</meta:generator>
    <meta:editing-duration>PT00H19M22S</meta:editing-duration>
    <meta:editing-cycles>9</meta:editing-cycles>
    <meta:document-statistic meta:table-count="0" meta:image-count="0" meta:object-count="0" meta:page-count="1" meta:paragraph-count="12" meta:word-count="109" meta:character-count="2843"/>
  </office:meta>
</office:document-meta>
</file>